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AppleSymbols" svg:font-family="AppleSymbols"/>
    <style:font-face style:name="LastResort" svg:font-family="LastResort"/>
    <style:font-face style:name="Tahoma2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text-align="start" style:justify-single-word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66" style:text-outline="false" style:text-line-through-style="none" style:font-name="Symbol" fo:font-size="32pt" fo:font-style="normal" fo:text-shadow="none" style:text-underline-style="none" fo:font-weight="normal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/>
    </style:style>
    <style:style style:name="P2" style:family="paragraph" style:parent-style-name="Default_7e_LT_7e_Gliederung_20_1">
      <style:paragraph-properties fo:text-align="start" style:justify-single-word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66" style:text-outline="false" style:text-line-through-style="none" style:font-name="Symbol" fo:font-size="28pt" fo:font-style="normal" fo:text-shadow="none" style:text-underline-style="none" fo:font-weight="normal" style:font-name-asian="Symbol" style:font-size-asian="28pt" style:font-style-asian="normal" style:font-weight-asian="normal" style:font-name-complex="Symbol" style:font-size-complex="28pt" style:font-style-complex="normal" style:font-weight-complex="normal" style:text-emphasize="none"/>
    </style:style>
    <style:style style:name="P3" style:family="paragraph" style:parent-style-name="Default_7e_LT_7e_Gliederung_20_1">
      <style:paragraph-properties fo:text-align="start" style:justify-single-word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T1" style:family="text">
      <style:text-properties style:use-window-font-color="true" style:font-name="LastResort" fo:font-size="12pt" style:font-name-asian="LastResort" style:font-size-asian="12pt" style:font-name-complex="LastResort" style:font-size-complex="12pt"/>
    </style:style>
    <style:style style:name="T2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3" style:family="text">
      <style:text-properties style:use-window-font-color="true" style:font-name="AppleSymbols" fo:font-size="12pt" style:font-name-asian="AppleSymbols" style:font-size-asian="12pt" style:font-name-complex="AppleSymbols" style:font-size-complex="12pt"/>
    </style:style>
    <style:style style:name="T4" style:family="text">
      <style:text-properties fo:color="#000066"/>
    </style:style>
    <style:style style:name="T5" style:family="text">
      <style:text-properties fo:color="#000066" style:text-outline="false" style:text-line-through-style="none" style:font-name="Symbol" fo:font-size="32pt" fo:font-style="normal" fo:text-shadow="none" style:text-underline-style="none" fo:font-weight="normal" style:font-name-asian="Symbol" style:font-size-asian="32pt" style:font-style-asian="normal" style:font-weight-asian="normal" style:font-name-complex="Symbol" style:font-size-complex="32pt" style:font-style-complex="normal" style:font-weight-complex="normal" style:text-emphasize="none"/>
    </style:style>
    <style:style style:name="T6" style:family="text">
      <style:text-properties fo:color="#000066" style:font-name-asian="Symbol"/>
    </style:style>
    <style:style style:name="T7" style:family="text">
      <style:text-properties style:text-outline="false"/>
    </style:style>
    <style:style style:name="T8" style:family="text">
      <style:text-properties style:text-line-through-style="none"/>
    </style:style>
    <style:style style:name="T9" style:family="text">
      <style:text-properties style:text-line-through-style="none" style:font-size-asian="32pt"/>
    </style:style>
    <style:style style:name="T10" style:family="text">
      <style:text-properties style:text-line-through-style="none" style:font-name="Symbol" fo:font-size="32pt" fo:font-style="normal" style:font-weight-complex="normal"/>
    </style:style>
    <style:style style:name="T11" style:family="text">
      <style:text-properties style:font-name="Symbol"/>
    </style:style>
    <style:style style:name="T12" style:family="text">
      <style:text-properties fo:font-size="32pt"/>
    </style:style>
    <style:style style:name="T13" style:family="text">
      <style:text-properties fo:font-size="32pt" fo:text-shadow="none" style:font-weight-complex="normal" style:text-emphasize="none"/>
    </style:style>
    <style:style style:name="T14" style:family="text">
      <style:text-properties fo:font-style="normal"/>
    </style:style>
    <style:style style:name="T15" style:family="text">
      <style:text-properties fo:text-shadow="none"/>
    </style:style>
    <style:style style:name="T16" style:family="text">
      <style:text-properties style:text-underline-style="none"/>
    </style:style>
    <style:style style:name="T17" style:family="text">
      <style:text-properties fo:font-weight="normal"/>
    </style:style>
    <style:style style:name="T18" style:family="text">
      <style:text-properties fo:font-weight="normal" style:font-style-asian="normal"/>
    </style:style>
    <style:style style:name="T19" style:family="text">
      <style:text-properties style:font-name-asian="Symbol"/>
    </style:style>
    <style:style style:name="T20" style:family="text">
      <style:text-properties style:font-size-asian="32pt"/>
    </style:style>
    <style:style style:name="T21" style:family="text">
      <style:text-properties style:font-style-asian="normal"/>
    </style:style>
    <style:style style:name="T22" style:family="text">
      <style:text-properties style:font-weight-asian="normal"/>
    </style:style>
    <style:style style:name="T23" style:family="text">
      <style:text-properties style:font-weight-asian="normal" style:font-style-complex="normal"/>
    </style:style>
    <style:style style:name="T24" style:family="text">
      <style:text-properties style:font-name-complex="Symbol"/>
    </style:style>
    <style:style style:name="T25" style:family="text">
      <style:text-properties style:font-size-complex="32pt"/>
    </style:style>
    <style:style style:name="T26" style:family="text">
      <style:text-properties style:font-style-complex="normal"/>
    </style:style>
    <style:style style:name="T27" style:family="text">
      <style:text-properties style:font-weight-complex="normal"/>
    </style:style>
    <style:style style:name="T28" style:family="text">
      <style:text-properties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</text:span><text:span text:style-name="T2">δ</text:span></text:p>
      <text:p text:style-name="P4"><text:span text:style-name="T1"></text:span><text:span text:style-name="T3">∈</text:span></text:p>
      <text:p text:style-name="P4"><text:span text:style-name="T1"></text:span><text:span text:style-name="T2">Σ</text:span></text:p>
      <text:p text:style-name="P4"><text:span text:style-name="T2">⊆</text:span></text:p>
      <text:p text:style-name="P4"><text:span text:style-name="T2">⨯</text:span></text:p>
      <text:p text:style-name="P1"><text:span text:style-name="T2">→</text:span></text:p>
      <text:p text:style-name="P4"><text:span text:style-name="T2">Λ</text:span></text:p>
      <text:p text:style-name="P3"><text:span text:style-name="T5"><text:s/>≠</text:span></text:p>
      <text:p text:style-name="P3"><text:span text:style-name="T5"><text:s/>∃</text:span></text:p>
      <text:p text:style-name="P3"><text:span text:style-name="T5"><text:s/>∧</text:span></text:p>
      <text:p text:style-name="P3"><text:span text:style-name="T5">∉</text:span></text:p>
      <text:p text:style-name="P1"><text:s/>∨</text:p>
      <text:p text:style-name="P2">≥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ppleSymbols" svg:font-family="AppleSymbols"/>
    <style:font-face style:name="LastResort" svg:font-family="LastResort"/>
    <style:font-face style:name="Tahoma2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23%" fo:text-align="start" style:justify-single-word="false" fo:text-indent="0in" style:auto-text-indent="false" style:text-autospace="none" style:writing-mode="lr-tb">
        <style:tab-stops>
          <style:tab-stop style:position="0.1181in"/>
          <style:tab-stop style:position="0.6091in"/>
          <style:tab-stop style:position="1.1008in"/>
          <style:tab-stop style:position="1.5917in"/>
          <style:tab-stop style:position="2.0835in"/>
          <style:tab-stop style:position="2.5744in"/>
          <style:tab-stop style:position="3.0661in"/>
          <style:tab-stop style:position="3.5571in"/>
          <style:tab-stop style:position="4.0484in"/>
          <style:tab-stop style:position="4.5398in"/>
          <style:tab-stop style:position="5.0311in"/>
          <style:tab-stop style:position="5.522in"/>
          <style:tab-stop style:position="6.0138in"/>
          <style:tab-stop style:position="6.5047in"/>
          <style:tab-stop style:position="6.9965in"/>
          <style:tab-stop style:position="7.4874in"/>
          <style:tab-stop style:position="7.9791in"/>
          <style:tab-stop style:position="8.4701in"/>
          <style:tab-stop style:position="8.961in"/>
          <style:tab-stop style:position="9.4528in"/>
        </style:tab-stops>
      </style:paragraph-properties>
      <style:text-properties fo:color="#000066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717in"/>
          <style:tab-stop style:position="0.6634in"/>
          <style:tab-stop style:position="1.1543in"/>
          <style:tab-stop style:position="1.6457in"/>
          <style:tab-stop style:position="2.1366in"/>
          <style:tab-stop style:position="2.6283in"/>
          <style:tab-stop style:position="3.1193in"/>
          <style:tab-stop style:position="3.611in"/>
          <style:tab-stop style:position="4.102in"/>
          <style:tab-stop style:position="4.5937in"/>
          <style:tab-stop style:position="5.0846in"/>
          <style:tab-stop style:position="5.5764in"/>
          <style:tab-stop style:position="6.0673in"/>
          <style:tab-stop style:position="6.5583in"/>
          <style:tab-stop style:position="7.05in"/>
          <style:tab-stop style:position="7.5417in"/>
          <style:tab-stop style:position="8.0327in"/>
          <style:tab-stop style:position="8.5244in"/>
          <style:tab-stop style:position="9.0154in"/>
          <style:tab-stop style:position="9.5071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66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23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font-name="Luxi Sans" fo:font-size="18pt" fo:font-style="normal" fo:text-shadow="none" style:text-underline-style="none" fo:font-weight="normal" style:font-name-asian="Luxi Sans" style:font-size-asian="18pt" style:font-style-asian="normal" style:font-weight-asian="normal" style:font-name-complex="Luxi San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fo:line-height="123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font-name="Luxi Sans" fo:font-size="18pt" fo:font-style="normal" fo:text-shadow="none" style:text-underline-style="none" fo:font-weight="normal" style:font-name-asian="Luxi Sans" style:font-size-asian="18pt" style:font-style-asian="normal" style:font-weight-asian="normal" style:font-name-complex="Luxi San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.111in" fo:margin-bottom="0in" fo:line-height="123%" fo:text-align="start" style:justify-single-word="false" fo:text-indent="0in" style:auto-text-indent="false" style:text-autospace="none" style:writing-mode="lr-tb">
        <style:tab-stops>
          <style:tab-stop style:position="0.1181in"/>
          <style:tab-stop style:position="0.6091in"/>
          <style:tab-stop style:position="1.1008in"/>
          <style:tab-stop style:position="1.5917in"/>
          <style:tab-stop style:position="2.0835in"/>
          <style:tab-stop style:position="2.5744in"/>
          <style:tab-stop style:position="3.0661in"/>
          <style:tab-stop style:position="3.5571in"/>
          <style:tab-stop style:position="4.0484in"/>
          <style:tab-stop style:position="4.5398in"/>
          <style:tab-stop style:position="5.0311in"/>
          <style:tab-stop style:position="5.522in"/>
          <style:tab-stop style:position="6.0138in"/>
          <style:tab-stop style:position="6.5047in"/>
          <style:tab-stop style:position="6.9965in"/>
          <style:tab-stop style:position="7.4874in"/>
          <style:tab-stop style:position="7.9791in"/>
          <style:tab-stop style:position="8.4701in"/>
          <style:tab-stop style:position="8.961in"/>
          <style:tab-stop style:position="9.4528in"/>
        </style:tab-stops>
      </style:paragraph-properties>
      <style:text-properties fo:color="#000066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717in"/>
          <style:tab-stop style:position="0.6634in"/>
          <style:tab-stop style:position="1.1543in"/>
          <style:tab-stop style:position="1.6457in"/>
          <style:tab-stop style:position="2.1366in"/>
          <style:tab-stop style:position="2.6283in"/>
          <style:tab-stop style:position="3.1193in"/>
          <style:tab-stop style:position="3.611in"/>
          <style:tab-stop style:position="4.102in"/>
          <style:tab-stop style:position="4.5937in"/>
          <style:tab-stop style:position="5.0846in"/>
          <style:tab-stop style:position="5.5764in"/>
          <style:tab-stop style:position="6.0673in"/>
          <style:tab-stop style:position="6.5583in"/>
          <style:tab-stop style:position="7.05in"/>
          <style:tab-stop style:position="7.5417in"/>
          <style:tab-stop style:position="8.0327in"/>
          <style:tab-stop style:position="8.5244in"/>
          <style:tab-stop style:position="9.0154in"/>
          <style:tab-stop style:position="9.5071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3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34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345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3456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WW-Title1234567" style:family="paragraph">
      <style:paragraph-properties fo:margin-left="0in" fo:margin-right="0in" fo:margin-top="0in" fo:margin-bottom="0in" fo:line-height="123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3b3bbe" style:text-outline="false" style:text-line-through-style="none" style:font-name="Luxi Sans" fo:font-size="32pt" fo:font-style="normal" fo:text-shadow="1pt 1pt" style:text-underline-style="none" fo:font-weight="bold" style:font-name-asian="Luxi Sans" style:font-size-asian="32pt" style:font-style-asian="normal" style:font-weight-asian="bold" style:font-name-complex="Luxi Sans" style:font-size-complex="32pt" style:font-style-complex="normal" style:font-weight-complex="bold" style:text-emphasize="none"/>
    </style:style>
    <style:style style:name="subscript" style:family="paragraph" style:parent-style-name="Standard">
      <style:paragraph-properties fo:margin-top="0.0965in" fo:margin-bottom="0in" fo:line-height="100%"/>
      <style:text-properties fo:color="#000080" style:text-position="sub 58%" fo:font-size="28pt" fo:letter-spacing="normal" fo:font-style="italic" style:letter-kerning="false" style:font-size-asian="28pt" style:font-style-asian="italic" style:font-size-complex="28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gurd Torkel Meldgaard</meta:initial-creator>
    <meta:creation-date>2009-01-21T12:13:37</meta:creation-date>
    <meta:document-statistic meta:table-count="0" meta:image-count="0" meta:object-count="0" meta:page-count="1" meta:paragraph-count="13" meta:word-count="26" meta:character-count="30"/>
    <dc:date>2009-01-21T12:49:21</dc:date>
    <dc:creator>Sigurd Torkel Meldgaard</dc:creator>
    <meta:editing-duration>PT00H05M12S</meta:editing-duration>
    <meta:editing-cycles>1</meta:editing-cycles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